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.9917in" table:align="left" style:writing-mode="lr-tb"/>
    </style:style>
    <style:style style:name="Tableau2.A" style:family="table-column">
      <style:table-column-properties style:column-width="2.9917in"/>
    </style:style>
    <style:style style:name="Tableau2.1" style:family="table-row">
      <style:table-row-properties style:min-row-height="0.1611in" fo:keep-together="auto"/>
    </style:style>
    <style:style style:name="Tableau2.A1" style:family="table-cell">
      <style:table-cell-properties style:vertical-align="bottom" fo:padding-left="0.0486in" fo:padding-right="0.0486in" fo:padding-top="0in" fo:padding-bottom="0in" fo:border="none" style:writing-mode="lr-tb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UrbanBody">
      <style:text-properties style:font-name="Arial" fo:font-size="9pt" style:font-size-asian="9pt" style:font-size-complex="9pt"/>
    </style:style>
    <style:style style:name="P8" style:family="paragraph" style:parent-style-name="UrbanBody">
      <style:text-properties style:font-name="Arial" fo:font-size="14pt" style:font-size-asian="14pt" style:font-size-complex="14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Heading_20_2">
      <style:paragraph-properties fo:margin-top="0.0075in" fo:margin-bottom="0.0043in" loext:contextual-spacing="false"/>
      <style:text-properties fo:font-size="12pt" style:font-size-asian="12pt" style:font-size-complex="12pt"/>
    </style:style>
    <style:style style:name="P12" style:family="paragraph" style:parent-style-name="Frame_20_contents">
      <style:paragraph-properties fo:text-align="start" style:justify-single-word="false" style:snap-to-layout-grid="false"/>
      <style:text-properties style:font-name="Times New Roman1" fo:font-size="12pt" style:text-underline-style="none" fo:font-weight="normal" officeooo:paragraph-rsid="00263334" style:font-size-asian="12pt" style:font-weight-asian="normal" style:font-name-complex="Arial" style:font-size-complex="12pt" style:font-weight-complex="normal"/>
    </style:style>
    <style:style style:name="P1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officeooo:rsid="0020449c"/>
    </style:style>
    <style:style style:name="T7" style:family="text">
      <style:text-properties officeooo:rsid="00235805"/>
    </style:style>
    <style:style style:name="T8" style:family="text">
      <style:text-properties fo:font-size="11pt" fo:font-style="normal" style:font-size-asian="11pt" style:font-style-asian="normal" style:font-size-complex="11pt" style:font-style-complex="normal"/>
    </style:style>
    <style:style style:name="T9" style:family="text">
      <style:text-properties fo:font-size="11pt" fo:font-style="normal" officeooo:rsid="002609b8" style:font-size-asian="11pt" style:font-style-asian="normal" style:font-size-complex="11pt" style:font-style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Cadre2" text:anchor-type="paragraph" svg:x="0in" svg:y="0in" svg:width="2.8063in" draw:z-index="0"><draw:text-box fo:min-height="2.0575in"><text:p text:style-name="P1"><office:annotation><dc:creator>Gauthier Bastien</dc:creator><dc:date>2011-01-13T14:56:41</dc:date><text:p text:style-name="P13"><text:span text:style-name="T10">do text</text:span></text:p><text:p text:style-name="P13"><text:span text:style-name="T10">from document(at=header, format='odt')</text:span></text:p></office:annotation><text:span text:style-name="T1">Import depuis header.odt</text:span></text:p></draw:text-box></draw:frame><text:span text:style-name="T7">Seraing</text:span>, le <text:text-input text:description="">tool.formatDate(urbanEventObj.getEventDate())</text:text-input> <text:s text:c="19"/></text:p>
      <text:p text:style-name="P3"/>
      <text:p text:style-name="P3"><draw:frame draw:style-name="fr2" draw:name="Cadre1" text:anchor-type="paragraph" svg:x="3.0071in" svg:y="0.1311in" svg:width="3.0043in" svg:height="0.8917in" draw:z-index="1"><draw:text-box><table:table table:name="Tableau2" table:style-name="Tableau2"><table:table-column table:style-name="Tableau2.A"/><table:table-row table:style-name="Tableau2.1"><table:table-cell table:style-name="Tableau2.A1" office:value-type="string"><text:p text:style-name="P12"><text:span text:style-name="T8"><text:conditional-text text:condition="ooow:&quot;view.do_mailing()&quot;" text:string-value-if-true="&quot;mailed_data.personTitle&quot;" text:string-value-if-false="">mailed_data.personTitle</text:conditional-text></text:span><text:span text:style-name="T2"> 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2"> </text:span><text:span text:style-name="T8"><text:conditional-text text:condition="ooow:&quot;view.do_mailing()&quot;" text:string-value-if-true="&quot;mailed_data.name2&quot;" text:string-value-if-false="">mailed_data.name2</text:conditional-text></text:span></text:p><text:p text:style-name="P12"><text:span text:style-name="T9">Architecte</text:span><text:span text:style-name="T2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2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</table:table-cell></table:table-row></table:table><text:h text:style-name="P11" text:outline-level="2"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Décision concernant une demande de permis d'urbanisme</text:p>
      <text:p text:style-name="P8"/>
      <text:p text:style-name="P7">Agent traitant : <text:text-input text:description="">licence_helper.get_foldermanager_dict(0)['name2']</text:text-input> <text:text-input text:description="">licence_helper.get_foldermanager_dict(0)['name1']</text:text-input></text:p>
      <text:p text:style-name="P7"><office:annotation><dc:creator>Gauthier Bastien</dc:creator><dc:date>2011-01-13T14:56:41</dc:date><text:p text:style-name="P13"><text:span text:style-name="T10">do text</text:span></text:p><text:p text:style-name="P13"><text:span text:style-name="T10">from document(at=reference, format='odt')</text:span></text:p></office:annotation>Import depuis reference.odt</text:p>
      <text:p text:style-name="P3"><office:annotation><dc:creator>Gauthier Bastien</dc:creator><dc:date>2011-02-16T16:12:24</dc:date><text:p text:style-name="P13"><text:span text:style-name="T1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3"><text:span text:style-name="T1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licence_helper.licenceSubject</text:text-input></text:p>
      <text:p text:style-name="P3"><text:span text:style-name="T4">Situation :</text:span> <text:text-input text:description="Situation des travaux">self.getWorkLocationSignaletic()</text:text-input></text:p>
      <text:p text:style-name="P3"/>
      <text:p text:style-name="P3"/>
      <text:p text:style-name="P3"><office:annotation><dc:creator>Gauthier Bastien</dc:creator><dc:date>2011-02-21T09:23:46</dc:date><text:p text:style-name="P13"><text:span text:style-name="T12">do text if len(self.getArchitects()) == 1</text:span></text:p></office:annotation><text:span text:style-name="T5"><text:text-input text:description="Demandeurs">self.getArchitects()[0].getPersonTitleValue()</text:text-input></text:span>,</text:p>
      <text:p text:style-name="P4"><office:annotation><dc:creator>Gauthier Bastien</dc:creator><dc:date>2011-02-21T09:23:46</dc:date><text:p text:style-name="P13"><text:span text:style-name="T12">do text if len(self.getArchitects()) &gt; 1</text:span></text:p></office:annotation><text:span text:style-name="T3">&lt;%Titre%&gt;</text:span>,</text:p>
      <text:p text:style-name="P4"/>
      <text:p text:style-name="P4"/>
      <text:p text:style-name="P6">Veuillez trouver ci-joint, le courrier transmis à votre client dans le cadre de sa demande de permis d'urbanisme <text:span text:style-name="T6">conformément à l'article D.IV.46. du CoDT</text:span>. Le Collège communal, en date du <text:text-input text:description="Date de la séance du collège">tool.formatDate(urbanEventObj.getDecisionDate())</text:text-input>, a remis sa décision sur le projet et celle-ci est <text:span text:style-name="T4"><text:text-input text:description="Décision">self.getValueForTemplate('decision', obj=urbanEventObj).upper()</text:text-input></text:span>.</text:p>
      <text:p text:style-name="P6"/>
      <text:p text:style-name="P3"><office:annotation><dc:creator>Gauthier Bastien</dc:creator><dc:date>2011-02-21T09:23:46</dc:date><text:p text:style-name="P13"><text:span text:style-name="T12">do text if len(self.getArchitects()) == 1</text:span></text:p></office:annotation>Demeurant à votre disposition, nous vous prions d'agréer, <text:span text:style-name="T5"><text:text-input text:description="Demandeurs">self.getArchitects()[0].getPersonTitleValue()</text:text-input></text:span><text:span text:style-name="T5">, </text:span>nos salutations distinguées.</text:p>
      <text:p text:style-name="P4"><office:annotation><dc:creator>Gauthier Bastien</dc:creator><dc:date>2011-02-21T09:23:46</dc:date><text:p text:style-name="P13"><text:span text:style-name="T12">do text if len(self.getArchitects()) &gt; 1</text:span></text:p></office:annotation>Demeurant à votre disposition, nous vous prions d'agréer, <text:span text:style-name="T3">&lt;%Titre%&gt;</text:span>, nos salutations distinguées.</text:p>
      <text:p text:style-name="P4"/>
      <text:p text:style-name="P6"><office:annotation><dc:creator>Gauthier Bastien</dc:creator><dc:date>2011-01-13T14:56:41</dc:date><text:p text:style-name="P13"><text:span text:style-name="T11">do text</text:span></text:p><text:p text:style-name="P13"><text:span text:style-name="T11">from document(at=signatures, format='odt')</text:span></text:p></office:annotation>Import depuis signatures.odt</text:p>
      <text:p text:style-name="P6"/>
      <text:p text:style-name="P9">Copie de la convocation du demande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5in" fo:page-height="3.6252in" style:num-format="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7-27T10:37:25</meta:creation-date>
    <dc:date>2018-11-05T16:19:17.778672444</dc:date>
    <dc:language>fr-FR</dc:language>
    <meta:editing-cycles>91</meta:editing-cycles>
    <meta:editing-duration>P1DT8H52M51S</meta:editing-duration>
    <meta:document-statistic meta:table-count="1" meta:image-count="0" meta:object-count="0" meta:page-count="1" meta:paragraph-count="18" meta:word-count="145" meta:character-count="1332" meta:non-whitespace-character-count="1211"/>
    <meta:user-defined meta:name="Info 1"/>
    <meta:user-defined meta:name="Info 2"/>
    <meta:user-defined meta:name="Info 3"/>
    <meta:user-defined meta:name="Info 4"/>
  </office:meta>
</office:document-meta>
</file>